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c5c" officeooo:paragraph-rsid="001a8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/* Photocell simple testing sketch. </text:p>
      <text:p text:style-name="P1"><text:s text:c="5"/></text:p>
      <text:p text:style-name="P1"><text:s text:c="4"/>Connect one end of the photocell to 5V, the other end to Analog 0.</text:p>
      <text:p text:style-name="P1"><text:s text:c="4"/>Then connect one end of a 10K resistor from Analog 0 to ground </text:p>
      <text:p text:style-name="P1"><text:s text:c="4"/>Connect LED from pin 11 through a resistor to ground </text:p>
      <text:p text:style-name="P1"><text:s text:c="4"/>For more information see http://learn.adafruit.com/photocells */</text:p>
      <text:p text:style-name="P1"><text:s text:c="5"/></text:p>
      <text:p text:style-name="P1"><text:s text:c="4"/>int cellPin = 0; <text:s text:c="4"/>// the cell and 10K pulldown are connected to a0</text:p>
      <text:p text:style-name="P1"><text:s text:c="4"/>int Reading; <text:s text:c="4"/>// the analog reading from the sensor divider</text:p>
      <text:p text:style-name="P1"><text:s text:c="4"/>int LEDpin = 11; <text:s text:c="9"/>// connect Red LED to pin 11 (PWM pin)</text:p>
      <text:p text:style-name="P1"><text:s text:c="4"/>int LEDbrightness; <text:s text:c="7"/>// </text:p>
      <text:p text:style-name="P1"><text:s text:c="4"/>void setup(void) {</text:p>
      <text:p text:style-name="P1"><text:s text:c="6"/>// We'll send debugging information via the Serial monitor</text:p>
      <text:p text:style-name="P1"><text:s text:c="6"/>Serial.begin(9600); <text:s text:c="2"/></text:p>
      <text:p text:style-name="P1"><text:s text:c="4"/>}</text:p>
      <text:p text:style-name="P1"><text:s text:c="5"/></text:p>
      <text:p text:style-name="P1"><text:s text:c="4"/>void loop(void) {</text:p>
      <text:p text:style-name="P1"><text:s text:c="6"/>Reading = analogRead(cellPin); <text:s/></text:p>
      <text:p text:style-name="P1"><text:s text:c="5"/></text:p>
      <text:p text:style-name="P1"><text:s text:c="6"/>Serial.print("Analog reading = ");</text:p>
      <text:p text:style-name="P1"><text:s text:c="6"/>Serial.println(Reading); <text:s text:c="4"/>// the raw analog reading</text:p>
      <text:p text:style-name="P1"><text:s text:c="5"/></text:p>
      <text:p text:style-name="P1"><text:s text:c="6"/>// LED gets brighter the darker it is at the sensor</text:p>
      <text:p text:style-name="P1"><text:s text:c="6"/>// that means we have to -invert- the reading from 0-1023 back to 1023-0</text:p>
      <text:p text:style-name="P1"><text:s text:c="6"/>Reading = 1023 - Reading;</text:p>
      <text:p text:style-name="P1"><text:s text:c="6"/>//now we have to map 0-1023 to 0-255 since thats the range analogWrite uses</text:p>
      <text:p text:style-name="P1"><text:s text:c="6"/>LEDbrightness = map(Reading, 0, 1023, 0, 255);</text:p>
      <text:p text:style-name="P1"><text:s text:c="6"/>analogWrite(LEDpin, LEDbrightness);</text:p>
      <text:p text:style-name="P1"><text:s text:c="5"/></text:p>
      <text:p text:style-name="P1"><text:s text:c="6"/>delay(100);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21:09:35.955311568</meta:creation-date>
    <dc:date>2016-02-03T21:09:52.657095713</dc:date>
    <meta:editing-duration>P0D</meta:editing-duration>
    <meta:editing-cycles>1</meta:editing-cycles>
    <meta:document-statistic meta:table-count="0" meta:image-count="0" meta:object-count="0" meta:page-count="1" meta:paragraph-count="31" meta:word-count="173" meta:character-count="1212" meta:non-whitespace-character-count="873"/>
    <meta:generator>LibreOffice/4.2.8.2$Linux_X86_64 LibreOffice_project/420m0$Build-2</meta:generator>
  </office:meta>
</office:document-meta>
</file>